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toall@webtoall-04:~$ sudo service mongo</text:p>
      <text:p text:style-name="Standard">[sudo] password for webtoall: </text:p>
      <text:p text:style-name="Standard">webtoall@webtoall-04:~$ sudo service mongod start</text:p>
      <text:p text:style-name="Standard">[sudo] password for webtoall: </text:p>
      <text:p text:style-name="Standard">webtoall@webtoall-04:~$ mongo</text:p>
      <text:p text:style-name="Standard">MongoDB shell version v4.0.9</text:p>
      <text:p text:style-name="Standard">connecting to: mongodb://127.0.0.1:27017/?gssapiServiceName=mongodb</text:p>
      <text:p text:style-name="Standard">Implicit session: session { "id" : UUID("57fb2a45-3a68-402d-b5c2-51664a269cf6") }</text:p>
      <text:p text:style-name="Standard">MongoDB server version: 4.0.9</text:p>
      <text:p text:style-name="Standard">Server has startup warnings: </text:p>
      <text:p text:style-name="Standard">2019-05-14T09:42:55.626+0530 I STORAGE <text:s/>[initandlisten] </text:p>
      <text:p text:style-name="Standard">2019-05-14T09:42:55.626+0530 I STORAGE <text:s/>[initandlisten] ** WARNING: Using the XFS filesystem is strongly recommended with the WiredTiger storage engine</text:p>
      <text:p text:style-name="Standard">2019-05-14T09:42:55.626+0530 I STORAGE <text:s/>[initandlisten] ** <text:s text:c="9"/>See http://dochub.mongodb.org/core/prodnotes-filesystem</text:p>
      <text:p text:style-name="Standard">2019-05-14T09:42:58.953+0530 I CONTROL <text:s/>[initandlisten] </text:p>
      <text:p text:style-name="Standard">2019-05-14T09:42:58.953+0530 I CONTROL <text:s/>[initandlisten] ** WARNING: Access control is not enabled for the database.</text:p>
      <text:p text:style-name="Standard">2019-05-14T09:42:58.953+0530 I CONTROL <text:s/>[initandlisten] ** <text:s text:c="9"/>Read and write access to data and configuration is unrestricted.</text:p>
      <text:p text:style-name="Standard">2019-05-14T09:42:58.953+0530 I CONTROL <text:s/>[initandlisten] </text:p>
      <text:p text:style-name="Standard">---</text:p>
      <text:p text:style-name="Standard">Enable MongoDB's free cloud-based monitoring service, which will then receive and display</text:p>
      <text:p text:style-name="Standard">metrics about your deployment (disk utilization, CPU, operation statistics, etc).</text:p>
      <text:p text:style-name="Standard"/>
      <text:p text:style-name="Standard">The monitoring data will be available on a MongoDB website with a unique URL accessible to you</text:p>
      <text:p text:style-name="Standard">and anyone you share the URL with. MongoDB may use this information to make product</text:p>
      <text:p text:style-name="Standard">improvements and to suggest MongoDB products and deployment options to you.</text:p>
      <text:p text:style-name="Standard"/>
      <text:p text:style-name="Standard">To enable free monitoring, run the following command: db.enableFreeMonitoring()</text:p>
      <text:p text:style-name="Standard">To permanently disable this reminder, run the following command: db.disableFreeMonitoring()</text:p>
      <text:p text:style-name="Standard">---</text:p>
      <text:p text:style-name="Standard"/>
      <text:p text:style-name="Standard">&gt; exit</text:p>
      <text:p text:style-name="Standard">bye</text:p>
      <text:p text:style-name="Standard">webtoall@webtoall-04:~$ sudo service mysql start</text:p>
      <text:p text:style-name="Standard">webtoall@webtoall-04:~$ mysql</text:p>
      <text:p text:style-name="Standard">ERROR 1045 (28000): Access denied for user 'webtoall'@'localhost' (using password: NO)</text:p>
      <text:p text:style-name="Standard">webtoall@webtoall-04:~$ mysql start</text:p>
      <text:p text:style-name="Standard">ERROR 1045 (28000): Access denied for user 'webtoall'@'localhost' (using password: NO)</text:p>
      <text:p text:style-name="Standard">webtoall@webtoall-04:~$ mysql</text:p>
      <text:p text:style-name="Standard">ERROR 1045 (28000): Access denied for user 'webtoall'@'localhost' (using password: NO)</text:p>
      <text:p text:style-name="Standard">webtoall@webtoall-04:~$ mysql -u root -p</text:p>
      <text:p text:style-name="Standard">Enter password: </text:p>
      <text:p text:style-name="Standard">Welcome to the MySQL monitor. <text:s/>Commands end with ; or \g.</text:p>
      <text:p text:style-name="Standard">Your MySQL connection id is 20</text:p>
      <text:p text:style-name="Standard">Server version: 5.7.26-0ubuntu0.18.04.1 (Ubuntu)</text:p>
      <text:p text:style-name="Standard"/>
      <text:p text:style-name="Standard">Copyright (c) 2000, 2019, Oracle and/or its affiliates. All rights reserved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<text:soft-page-break/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^C^C^Cexit</text:p>
      <text:p text:style-name="Standard">exit</text:p>
      <text:p text:style-name="Standard">^C</text:p>
      <text:p text:style-name="Standard">mysql&gt; exit</text:p>
      <text:p text:style-name="Standard">Bye</text:p>
      <text:p text:style-name="Standard">webtoall@webtoall-04:~$ cd /home/webtoall/project</text:p>
      <text:p text:style-name="Standard">webtoall@webtoall-04:~/project$ ls</text:p>
      <text:p text:style-name="Standard">wanderfirstadmin <text:s/>wanderfirstservice <text:s/>wanderfirstweb</text:p>
      <text:p text:style-name="Standard">webtoall@webtoall-04:~/project$ w</text:p>
      <text:p text:style-name="Standard">w <text:s text:c="20"/>whatis <text:s text:c="15"/>winicontoppm</text:p>
      <text:p text:style-name="Standard">wait <text:s text:c="17"/>whereis <text:s text:c="14"/>wipefs</text:p>
      <text:p text:style-name="Standard">wall <text:s text:c="17"/>which <text:s text:c="16"/>word-list-compress</text:p>
      <text:p text:style-name="Standard">watch <text:s text:c="16"/>while <text:s text:c="16"/>wpa_action</text:p>
      <text:p text:style-name="Standard">watchgnupg <text:s text:c="11"/>whiptail <text:s text:c="13"/>wpa_cli</text:p>
      <text:p text:style-name="Standard">wbmptopbm <text:s text:c="12"/>who <text:s text:c="18"/>wpa_passphrase</text:p>
      <text:p text:style-name="Standard">wc <text:s text:c="19"/>whoami <text:s text:c="15"/>wpa_supplicant</text:p>
      <text:p text:style-name="Standard">wdctl <text:s text:c="16"/>whoopsie <text:s text:c="13"/>w.procps</text:p>
      <text:p text:style-name="Standard">wget <text:s text:c="17"/>whoopsie-preferences <text:s/>write</text:p>
      <text:p text:style-name="Standard">webtoall@webtoall-04:~/project$ pwd</text:p>
      <text:p text:style-name="Standard">/home/webtoall/project</text:p>
      <text:p text:style-name="Standard">webtoall@webtoall-04:~/project$ cd wanderfirstadmin/</text:p>
      <text:p text:style-name="Standard">webtoall@webtoall-04:~/project/wanderfirstadmin$ git pull</text:p>
      <text:p text:style-name="Standard">Password for 'https://developerso2u2@bitbucket.org': </text:p>
      <text:p text:style-name="Standard">webtoall@webtoall-04:~/project/wanderfirstadmin$ ^C</text:p>
      <text:p text:style-name="Standard">webtoall@webtoall-04:~/project/wanderfirstadmin$ ^C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<text:s text:c="2"/>feature_test</text:p>
      <text:p text:style-name="Standard"><text:s text:c="2"/>master</text:p>
      <text:p text:style-name="Standard">* master_prod_bo</text:p>
      <text:p text:style-name="Standard">webtoall@webtoall-04:~/project/wanderfirstadmin$ git pull</text:p>
      <text:p text:style-name="Standard">Password for 'https://developerso2u2@bitbucket.org': </text:p>
      <text:p text:style-name="Standard">remote: Counting objects: 7, done.</text:p>
      <text:p text:style-name="Standard">remote: Compressing objects: 100% (7/7), done.</text:p>
      <text:p text:style-name="Standard">remote: Total 7 (delta 1), reused 0 (delta 0)</text:p>
      <text:p text:style-name="Standard">Unpacking objects: 100% (7/7), done.</text:p>
      <text:p text:style-name="Standard">From https://bitbucket.org/wander_first_dev/wanderfirstadmin</text:p>
      <text:p text:style-name="Standard"><text:s/>* [new branch] <text:s text:c="7"/>elfie-280-bo--tours---add-terms-and-cond -&gt; origin/elfie-280-bo--tours---add-terms-and-cond</text:p>
      <text:p text:style-name="Standard">There is no tracking information for the current branch.</text:p>
      <text:p text:style-name="Standard">Please specify which branch you want to merge with.</text:p>
      <text:p text:style-name="Standard">See git-pull(1) for details.</text:p>
      <text:p text:style-name="Standard"/>
      <text:p text:style-name="Standard"><text:s text:c="4"/>git pull &lt;remote&gt; &lt;branch&gt;</text:p>
      <text:p text:style-name="Standard"/>
      <text:p text:style-name="Standard">If you wish to set tracking information for this branch you can do so with:</text:p>
      <text:p text:style-name="Standard"/>
      <text:p text:style-name="Standard"><text:soft-page-break/><text:s text:c="4"/>git branch --set-upstream-to=origin/&lt;branch&gt; master_prod_bo</text:p>
      <text:p text:style-name="Standard"/>
      <text:p text:style-name="Standard">webtoall@webtoall-04:~/project/wanderfirstadmin$ ps <text:s/>-ef |grep queue</text:p>
      <text:p text:style-name="Standard">root <text:s text:c="6"/>425 <text:s text:c="4"/>2 <text:s/>0 09:37 ? <text:s text:c="7"/>00:00:00 [led_workqueue]</text:p>
      <text:p text:style-name="Standard">webtoall <text:s/>6467 <text:s/>5067 <text:s/>0 09:59 pts/0 <text:s text:c="3"/>00:00:00 grep --color=auto queue</text:p>
      <text:p text:style-name="Standard">webtoall@webtoall-04:~/project/wanderfirstadmin$ nohup php artisan queue:listen --timeout=3600 --tries=3 &amp;</text:p>
      <text:p text:style-name="Standard">[1] 6474</text:p>
      <text:p text:style-name="Standard">webtoall@webtoall-04:~/project/wanderfirstadmin$ nohup: ignoring input and appending output to 'nohup.out'</text:p>
      <text:p text:style-name="Standard">^C</text:p>
      <text:p text:style-name="Standard">webtoall@webtoall-04:~/project/wanderfirstadmin$ ps <text:s/>-ef |grep queue</text:p>
      <text:p text:style-name="Standard">root <text:s text:c="6"/>425 <text:s text:c="4"/>2 <text:s/>0 09:37 ? <text:s text:c="7"/>00:00:00 [led_workqueue]</text:p>
      <text:p text:style-name="Standard">webtoall <text:s/>6474 <text:s/>5067 <text:s/>0 10:00 pts/0 <text:s text:c="3"/>00:00:00 php artisan queue:listen --timeout=3600 --tries=3</text:p>
      <text:p text:style-name="Standard">webtoall <text:s/>6490 <text:s/>6474 <text:s/>0 10:00 pts/0 <text:s text:c="3"/>00:00:00 sh -c '/usr/bin/php5.6' 'artisan' queue:work '' --queue='default' --delay=0 --memory=128 --sleep=3 --tries=3 --env='local'</text:p>
      <text:p text:style-name="Standard">webtoall <text:s/>6491 <text:s/>6490 <text:s/>9 10:00 pts/0 <text:s text:c="3"/>00:00:11 /usr/bin/php5.6 artisan queue:work <text:s/>--queue=default --delay=0 --memory=128 --sleep=3 --tries=3 --env=local</text:p>
      <text:p text:style-name="Standard">webtoall <text:s/>6533 <text:s/>5067 <text:s/>0 10:02 pts/0 <text:s text:c="3"/>00:00:00 grep --color=auto queue</text:p>
      <text:p text:style-name="Standard">webtoall@webtoall-04:~/project/wanderfirstadmin$ ls -lrta</text:p>
      <text:p text:style-name="Standard">total 34744</text:p>
      <text:p text:style-name="Standard">-rwxrwxr-x <text:s/>1 webtoall www-data <text:s text:c="5"/>260 May <text:s/>3 13:27 .project</text:p>
      <text:p text:style-name="Standard">-rwxrwxr-x <text:s/>1 webtoall www-data <text:s text:c="6"/>61 May <text:s/>3 13:27 .gitattributes</text:p>
      <text:p text:style-name="Standard">-rwxrwxr-x <text:s/>1 webtoall www-data <text:s text:c="5"/>103 May <text:s/>3 13:27 after_install</text:p>
      <text:p text:style-name="Standard">drwxrwxr-x <text:s/>3 webtoall www-data <text:s text:c="4"/>4096 May <text:s/>3 13:27 bootstrap</text:p>
      <text:p text:style-name="Standard">-rwxrwxr-x <text:s/>1 webtoall www-data <text:s text:c="6"/>56 May <text:s/>3 13:27 before_install</text:p>
      <text:p text:style-name="Standard">-rwxrwxr-x <text:s/>1 webtoall www-data <text:s text:c="4"/>1646 May <text:s/>3 13:27 artisan</text:p>
      <text:p text:style-name="Standard">-rwxrwxr-x <text:s/>1 webtoall www-data <text:s text:c="5"/>225 May <text:s/>3 13:27 appspec.yml</text:p>
      <text:p text:style-name="Standard">drwxrwxr-x 15 webtoall www-data <text:s text:c="4"/>4096 May <text:s/>3 13:27 app</text:p>
      <text:p text:style-name="Standard">-rwxrwxr-x <text:s/>1 webtoall www-data <text:s text:c="5"/>503 May <text:s/>3 13:27 gulpfile.js</text:p>
      <text:p text:style-name="Standard">drwxrwxr-x <text:s/>5 webtoall www-data <text:s text:c="4"/>4096 May <text:s/>3 13:27 database</text:p>
      <text:p text:style-name="Standard">-rwxrwxr-x <text:s/>1 webtoall www-data <text:s text:c="5"/>899 May <text:s/>3 13:27 phpunit.xml</text:p>
      <text:p text:style-name="Standard">-rwxrwxr-x <text:s/>1 webtoall www-data <text:s text:c="6"/>87 May <text:s/>3 13:27 phpspec.yml</text:p>
      <text:p text:style-name="Standard">-rwxrwxr-x <text:s/>1 webtoall www-data <text:s text:c="5"/>159 May <text:s/>3 13:27 package.json</text:p>
      <text:p text:style-name="Standard">drwxrwxr-x <text:s/>4 webtoall www-data <text:s text:c="4"/>4096 May <text:s/>3 13:27 images</text:p>
      <text:p text:style-name="Standard">drwxrwxr-x <text:s/>5 webtoall www-data <text:s text:c="4"/>4096 May <text:s/>3 13:27 resources</text:p>
      <text:p text:style-name="Standard">-rwxrwxr-x <text:s/>1 webtoall www-data <text:s text:c="4"/>1928 May <text:s/>3 13:27 readme.md</text:p>
      <text:p text:style-name="Standard">drwxrwxr-x <text:s/>2 webtoall www-data <text:s text:c="4"/>4096 May <text:s/>3 13:27 tests</text:p>
      <text:p text:style-name="Standard">-rwxrwxr-x <text:s/>1 webtoall www-data <text:s text:c="6"/>31 May <text:s/>3 13:27 start_server</text:p>
      <text:p text:style-name="Standard">-rwxrwxr-x <text:s/>1 webtoall www-data <text:s text:c="5"/>567 May <text:s/>3 13:27 server.php</text:p>
      <text:p text:style-name="Standard">-rw-rw-r-- <text:s/>1 webtoall webtoall <text:s text:c="2"/>179707 May <text:s/>3 14:40 composer.lock</text:p>
      <text:p text:style-name="Standard">drwxr-xr-x <text:s/>5 webtoall webtoall <text:s text:c="4"/>4096 May <text:s/>3 15:09 ..</text:p>
      <text:p text:style-name="Standard">drwxrwxr-x 49 webtoall www-data <text:s text:c="4"/>4096 May <text:s/>3 16:12 vendor</text:p>
      <text:p text:style-name="Standard">drwxrwxr-x <text:s/>5 webtoall www-data <text:s text:c="4"/>4096 May <text:s/>3 16:17 storage</text:p>
      <text:p text:style-name="Standard">-rw-rw-r-- <text:s/>1 webtoall webtoall <text:s text:c="4"/>2301 May <text:s/>4 10:21 .env</text:p>
      <text:p text:style-name="Standard">drwxr-xr-x <text:s/>4 webtoall webtoall <text:s text:c="4"/>4096 May <text:s/>4 12:38 SQL</text:p>
      <text:p text:style-name="Standard">-rw-r--r-- <text:s/>1 webtoall webtoall <text:s text:c="6"/>99 May <text:s/>4 12:38 .htaccess</text:p>
      <text:p text:style-name="Standard">-rwxr-xr-x <text:s/>1 webtoall webtoall <text:s text:c="5"/>169 May <text:s/>4 12:38 .gitignore</text:p>
      <text:p text:style-name="Standard">drwxrwxr-x <text:s/>4 webtoall www-data <text:s text:c="4"/>4096 May <text:s/>4 12:38 public</text:p>
      <text:p text:style-name="Standard">drwxrwxr-x <text:s/>2 webtoall www-data <text:s text:c="4"/>4096 May <text:s/>4 12:44 config</text:p>
      <text:p text:style-name="Standard">-rwxr-xr-x <text:s/>1 webtoall webtoall <text:s text:c="4"/>1708 May <text:s/>4 12:44 composer.json</text:p>
      <text:p text:style-name="Standard">drwxrwxr-x 14 webtoall www-data <text:s text:c="4"/>4096 May <text:s/>4 12:44 .</text:p>
      <text:p text:style-name="Standard"><text:soft-page-break/>drwxrwxr-x <text:s/>8 webtoall www-data <text:s text:c="4"/>4096 May 13 16:47 .git</text:p>
      <text:p text:style-name="Standard">-rw------- <text:s/>1 webtoall webtoall 35263078 May 14 10:09 nohup.out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<text:s text:c="2"/>feature_test</text:p>
      <text:p text:style-name="Standard"><text:s text:c="2"/>master</text:p>
      <text:p text:style-name="Standard">* master_prod_bo</text:p>
      <text:p text:style-name="Standard">webtoall@webtoall-04:~/project/wanderfirstadmin$ git checkout -b elfie-274-bo</text:p>
      <text:p text:style-name="Standard">M<text:tab/>app/Exceptions/Handler.php</text:p>
      <text:p text:style-name="Standard">M<text:tab/>app/Http/Controllers/UserManagement/UserController.php</text:p>
      <text:p text:style-name="Standard">M<text:tab/>app/Http/routes.php</text:p>
      <text:p text:style-name="Standard">M<text:tab/>composer.json</text:p>
      <text:p text:style-name="Standard">M<text:tab/>config/app.php</text:p>
      <text:p text:style-name="Standard">M<text:tab/>resources/views/databaseMigration/migrationLog.blade.php</text:p>
      <text:p text:style-name="Standard">M<text:tab/>resources/views/master.blade.php</text:p>
      <text:p text:style-name="Standard">Switched to a new branch 'elfie-274-bo'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* elfie-274-bo</text:p>
      <text:p text:style-name="Standard"><text:s text:c="2"/>feature_test</text:p>
      <text:p text:style-name="Standard"><text:s text:c="2"/>master</text:p>
      <text:p text:style-name="Standard"><text:s text:c="2"/>master_prod_bo</text:p>
      <text:p text:style-name="Standard">webtoall@webtoall-04:~/project/wanderfirstadmin$ kill </text:p>
      <text:p text:style-name="Standard">kill: usage: kill [-s sigspec | -n signum | -sigspec] pid | jobspec ... or kill -l [sigspec]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* elfie-274-bo</text:p>
      <text:p text:style-name="Standard"><text:s text:c="2"/>feature_test</text:p>
      <text:p text:style-name="Standard"><text:s text:c="2"/>master</text:p>
      <text:p text:style-name="Standard"><text:s text:c="2"/>master_prod_bo</text:p>
      <text:p text:style-name="Standard">webtoall@webtoall-04:~/project/wanderfirstadmin$ ps <text:s/>-ef |grep queue</text:p>
      <text:p text:style-name="Standard">root <text:s text:c="6"/>425 <text:s text:c="4"/>2 <text:s/>0 09:37 ? <text:s text:c="7"/>00:00:00 [led_workqueue]</text:p>
      <text:p text:style-name="Standard">webtoall <text:s/>6474 <text:s/>5067 <text:s/>0 10:00 pts/0 <text:s text:c="3"/>00:00:01 php artisan queue:listen --timeout=3600 --tries=3</text:p>
      <text:p text:style-name="Standard">webtoall <text:s/>7658 <text:s/>6474 <text:s/>0 10:15 pts/0 <text:s text:c="3"/>00:00:00 sh -c '/usr/bin/php5.6' 'artisan' queue:work '' --queue='default' --delay=0 --memory=128 --sleep=3 --tries=3 --env='local'</text:p>
      <text:p text:style-name="Standard">webtoall <text:s/>7659 <text:s/>7658 <text:s/>8 10:15 pts/0 <text:s text:c="3"/>00:00:00 /usr/bin/php5.6 artisan queue:work <text:s/>--queue=default --delay=0 --memory=128 --sleep=3 --tries=3 --env=local</text:p>
      <text:p text:style-name="Standard">webtoall <text:s/>7664 <text:s/>5067 <text:s/>0 10:15 pts/0 <text:s text:c="3"/>00:00:00 grep --color=auto queue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* elfie-274-bo</text:p>
      <text:p text:style-name="Standard"><text:s text:c="2"/>feature_test</text:p>
      <text:p text:style-name="Standard"><text:s text:c="2"/>master</text:p>
      <text:p text:style-name="Standard"><text:s text:c="2"/>master_prod_bo</text:p>
      <text:p text:style-name="Standard">webtoall@webtoall-04:~/project/wanderfirstadmin$ ls -lrta</text:p>
      <text:p text:style-name="Standard">total 34752</text:p>
      <text:p text:style-name="Standard">-rwxrwxr-x <text:s/>1 webtoall www-data <text:s text:c="5"/>260 May <text:s/>3 13:27 .project</text:p>
      <text:p text:style-name="Standard">-rwxrwxr-x <text:s/>1 webtoall www-data <text:s text:c="6"/>61 May <text:s/>3 13:27 .gitattributes</text:p>
      <text:p text:style-name="Standard"><text:soft-page-break/>-rwxrwxr-x <text:s/>1 webtoall www-data <text:s text:c="5"/>103 May <text:s/>3 13:27 after_install</text:p>
      <text:p text:style-name="Standard">drwxrwxr-x <text:s/>3 webtoall www-data <text:s text:c="4"/>4096 May <text:s/>3 13:27 bootstrap</text:p>
      <text:p text:style-name="Standard">-rwxrwxr-x <text:s/>1 webtoall www-data <text:s text:c="6"/>56 May <text:s/>3 13:27 before_install</text:p>
      <text:p text:style-name="Standard">-rwxrwxr-x <text:s/>1 webtoall www-data <text:s text:c="4"/>1646 May <text:s/>3 13:27 artisan</text:p>
      <text:p text:style-name="Standard">-rwxrwxr-x <text:s/>1 webtoall www-data <text:s text:c="5"/>225 May <text:s/>3 13:27 appspec.yml</text:p>
      <text:p text:style-name="Standard">drwxrwxr-x 15 webtoall www-data <text:s text:c="4"/>4096 May <text:s/>3 13:27 app</text:p>
      <text:p text:style-name="Standard">-rwxrwxr-x <text:s/>1 webtoall www-data <text:s text:c="5"/>503 May <text:s/>3 13:27 gulpfile.js</text:p>
      <text:p text:style-name="Standard">drwxrwxr-x <text:s/>5 webtoall www-data <text:s text:c="4"/>4096 May <text:s/>3 13:27 database</text:p>
      <text:p text:style-name="Standard">-rwxrwxr-x <text:s/>1 webtoall www-data <text:s text:c="5"/>899 May <text:s/>3 13:27 phpunit.xml</text:p>
      <text:p text:style-name="Standard">-rwxrwxr-x <text:s/>1 webtoall www-data <text:s text:c="6"/>87 May <text:s/>3 13:27 phpspec.yml</text:p>
      <text:p text:style-name="Standard">-rwxrwxr-x <text:s/>1 webtoall www-data <text:s text:c="5"/>159 May <text:s/>3 13:27 package.json</text:p>
      <text:p text:style-name="Standard">drwxrwxr-x <text:s/>4 webtoall www-data <text:s text:c="4"/>4096 May <text:s/>3 13:27 images</text:p>
      <text:p text:style-name="Standard">drwxrwxr-x <text:s/>5 webtoall www-data <text:s text:c="4"/>4096 May <text:s/>3 13:27 resources</text:p>
      <text:p text:style-name="Standard">-rwxrwxr-x <text:s/>1 webtoall www-data <text:s text:c="4"/>1928 May <text:s/>3 13:27 readme.md</text:p>
      <text:p text:style-name="Standard">drwxrwxr-x <text:s/>2 webtoall www-data <text:s text:c="4"/>4096 May <text:s/>3 13:27 tests</text:p>
      <text:p text:style-name="Standard">-rwxrwxr-x <text:s/>1 webtoall www-data <text:s text:c="6"/>31 May <text:s/>3 13:27 start_server</text:p>
      <text:p text:style-name="Standard">-rwxrwxr-x <text:s/>1 webtoall www-data <text:s text:c="5"/>567 May <text:s/>3 13:27 server.php</text:p>
      <text:p text:style-name="Standard">-rw-rw-r-- <text:s/>1 webtoall webtoall <text:s text:c="2"/>179707 May <text:s/>3 14:40 composer.lock</text:p>
      <text:p text:style-name="Standard">drwxr-xr-x <text:s/>5 webtoall webtoall <text:s text:c="4"/>4096 May <text:s/>3 15:09 ..</text:p>
      <text:p text:style-name="Standard">drwxrwxr-x 49 webtoall www-data <text:s text:c="4"/>4096 May <text:s/>3 16:12 vendor</text:p>
      <text:p text:style-name="Standard">drwxrwxr-x <text:s/>5 webtoall www-data <text:s text:c="4"/>4096 May <text:s/>3 16:17 storage</text:p>
      <text:p text:style-name="Standard">-rw-rw-r-- <text:s/>1 webtoall webtoall <text:s text:c="4"/>2301 May <text:s/>4 10:21 .env</text:p>
      <text:p text:style-name="Standard">drwxr-xr-x <text:s/>4 webtoall webtoall <text:s text:c="4"/>4096 May <text:s/>4 12:38 SQL</text:p>
      <text:p text:style-name="Standard">-rw-r--r-- <text:s/>1 webtoall webtoall <text:s text:c="6"/>99 May <text:s/>4 12:38 .htaccess</text:p>
      <text:p text:style-name="Standard">-rwxr-xr-x <text:s/>1 webtoall webtoall <text:s text:c="5"/>169 May <text:s/>4 12:38 .gitignore</text:p>
      <text:p text:style-name="Standard">drwxrwxr-x <text:s/>4 webtoall www-data <text:s text:c="4"/>4096 May <text:s/>4 12:38 public</text:p>
      <text:p text:style-name="Standard">drwxrwxr-x <text:s/>2 webtoall www-data <text:s text:c="4"/>4096 May <text:s/>4 12:44 config</text:p>
      <text:p text:style-name="Standard">-rwxr-xr-x <text:s/>1 webtoall webtoall <text:s text:c="4"/>1708 May <text:s/>4 12:44 composer.json</text:p>
      <text:p text:style-name="Standard">drwxrwxr-x 14 webtoall www-data <text:s text:c="4"/>4096 May <text:s/>4 12:44 .</text:p>
      <text:p text:style-name="Standard">drwxrwxr-x <text:s/>8 webtoall www-data <text:s text:c="4"/>4096 May 14 10:14 .git</text:p>
      <text:p text:style-name="Standard">-rw------- <text:s/>1 webtoall webtoall 35271358 May 14 10:15 nohup.out</text:p>
      <text:p text:style-name="Standard">webtoall@webtoall-04:~/project/wanderfirstadmin$ sudo chown <text:s/>g+w migration_log.txt</text:p>
      <text:p text:style-name="Standard">[sudo] password for webtoall: </text:p>
      <text:p text:style-name="Standard">chown: invalid user: ‘g+w’</text:p>
      <text:p text:style-name="Standard">webtoall@webtoall-04:~/project/wanderfirstadmin$ sudo chown </text:p>
      <text:p text:style-name="Standard">chown: missing operand</text:p>
      <text:p text:style-name="Standard">Try 'chown --help' for more information.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* elfie-274-bo</text:p>
      <text:p text:style-name="Standard"><text:s text:c="2"/>feature_test</text:p>
      <text:p text:style-name="Standard"><text:s text:c="2"/>master</text:p>
      <text:p text:style-name="Standard"><text:s text:c="2"/>master_prod_bo</text:p>
      <text:p text:style-name="Standard">webtoall@webtoall-04:~/project/wanderfirstadmin$ cd app</text:p>
      <text:p text:style-name="Standard">webtoall@webtoall-04:~/project/wanderfirstadmin/app$ ls</text:p>
      <text:p text:style-name="Standard">AnalyticsJson <text:s/>Commands <text:s/>Console <text:s/>Events <text:s/>Exceptions <text:s/>Http <text:s/>Jobs <text:s/>Listeners <text:s/>Models <text:s/>Policies <text:s/>Providers <text:s/>Services <text:s/>Utilities</text:p>
      <text:p text:style-name="Standard">webtoall@webtoall-04:~/project/wanderfirstadmin/app$ ls -lrta</text:p>
      <text:p text:style-name="Standard">total 60</text:p>
      <text:p text:style-name="Standard">drwxrwxr-x <text:s/>2 webtoall www-data 4096 May <text:s/>3 13:27 Commands</text:p>
      <text:p text:style-name="Standard">drwxrwxr-x <text:s/>2 webtoall www-data 4096 May <text:s/>3 13:27 AnalyticsJson</text:p>
      <text:p text:style-name="Standard"><text:soft-page-break/>drwxrwxr-x <text:s/>2 webtoall www-data 4096 May <text:s/>3 13:27 Events</text:p>
      <text:p text:style-name="Standard">drwxrwxr-x <text:s/>2 webtoall www-data 4096 May <text:s/>3 13:27 Listeners</text:p>
      <text:p text:style-name="Standard">drwxrwxr-x <text:s/>2 webtoall www-data 4096 May <text:s/>3 13:27 Utilities</text:p>
      <text:p text:style-name="Standard">drwxrwxr-x <text:s/>2 webtoall www-data 4096 May <text:s/>3 13:27 Providers</text:p>
      <text:p text:style-name="Standard">drwxrwxr-x <text:s/>2 webtoall www-data 4096 May <text:s/>3 13:27 Policies</text:p>
      <text:p text:style-name="Standard">drwxrwxr-x 15 webtoall www-data 4096 May <text:s/>3 13:27 .</text:p>
      <text:p text:style-name="Standard">drwxrwxr-x <text:s/>3 webtoall www-data 4096 May <text:s/>4 12:38 Console</text:p>
      <text:p text:style-name="Standard">drwxrwxr-x <text:s/>2 webtoall www-data 4096 May <text:s/>4 12:38 Services</text:p>
      <text:p text:style-name="Standard">drwxrwxr-x <text:s/>5 webtoall www-data 4096 May <text:s/>4 12:38 Models</text:p>
      <text:p text:style-name="Standard">drwxrwxr-x <text:s/>2 webtoall www-data 4096 May <text:s/>4 12:38 Jobs</text:p>
      <text:p text:style-name="Standard">drwxrwxr-x <text:s/>7 webtoall www-data 4096 May <text:s/>4 12:38 Http</text:p>
      <text:p text:style-name="Standard">drwxrwxr-x <text:s/>2 webtoall www-data 4096 May <text:s/>4 12:44 Exceptions</text:p>
      <text:p text:style-name="Standard">drwxrwxr-x 14 webtoall www-data 4096 May <text:s/>4 12:44 ..</text:p>
      <text:p text:style-name="Standard">webtoall@webtoall-04:~/project/wanderfirstadmin/app$ sudo chown</text:p>
      <text:p text:style-name="Standard">chown: missing operand</text:p>
      <text:p text:style-name="Standard">Try 'chown --help' for more information.</text:p>
      <text:p text:style-name="Standard">webtoall@webtoall-04:~/project/wanderfirstadmin/app$ cd ../</text:p>
      <text:p text:style-name="Standard">webtoall@webtoall-04:~/project/wanderfirstadmin$ ls</text:p>
      <text:p text:style-name="Standard">after_install <text:s/>artisan <text:s text:c="8"/>composer.json <text:s/>database <text:s text:c="4"/>nohup.out <text:s text:c="4"/>phpunit.xml <text:s/>resources <text:s text:c="2"/>start_server <text:s/>vendor</text:p>
      <text:p text:style-name="Standard">app <text:s text:c="11"/>before_install <text:s/>composer.lock <text:s/>gulpfile.js <text:s/>package.json <text:s/>public <text:s text:c="6"/>server.php <text:s/>storage</text:p>
      <text:p text:style-name="Standard">appspec.yml <text:s text:c="3"/>bootstrap <text:s text:c="6"/>config <text:s text:c="8"/>images <text:s text:c="6"/>phpspec.yml <text:s text:c="2"/>readme.md <text:s text:c="3"/>SQL <text:s text:c="8"/>tests</text:p>
      <text:p text:style-name="Standard">webtoall@webtoall-04:~/project/wanderfirstadmin$ ls -lrta</text:p>
      <text:p text:style-name="Standard">total 34756</text:p>
      <text:p text:style-name="Standard">-rwxrwxr-x <text:s/>1 webtoall www-data <text:s text:c="5"/>260 May <text:s/>3 13:27 .project</text:p>
      <text:p text:style-name="Standard">-rwxrwxr-x <text:s/>1 webtoall www-data <text:s text:c="6"/>61 May <text:s/>3 13:27 .gitattributes</text:p>
      <text:p text:style-name="Standard">-rwxrwxr-x <text:s/>1 webtoall www-data <text:s text:c="5"/>103 May <text:s/>3 13:27 after_install</text:p>
      <text:p text:style-name="Standard">drwxrwxr-x <text:s/>3 webtoall www-data <text:s text:c="4"/>4096 May <text:s/>3 13:27 bootstrap</text:p>
      <text:p text:style-name="Standard">-rwxrwxr-x <text:s/>1 webtoall www-data <text:s text:c="6"/>56 May <text:s/>3 13:27 before_install</text:p>
      <text:p text:style-name="Standard">-rwxrwxr-x <text:s/>1 webtoall www-data <text:s text:c="4"/>1646 May <text:s/>3 13:27 artisan</text:p>
      <text:p text:style-name="Standard">-rwxrwxr-x <text:s/>1 webtoall www-data <text:s text:c="5"/>225 May <text:s/>3 13:27 appspec.yml</text:p>
      <text:p text:style-name="Standard">drwxrwxr-x 15 webtoall www-data <text:s text:c="4"/>4096 May <text:s/>3 13:27 app</text:p>
      <text:p text:style-name="Standard">-rwxrwxr-x <text:s/>1 webtoall www-data <text:s text:c="5"/>503 May <text:s/>3 13:27 gulpfile.js</text:p>
      <text:p text:style-name="Standard">drwxrwxr-x <text:s/>5 webtoall www-data <text:s text:c="4"/>4096 May <text:s/>3 13:27 database</text:p>
      <text:p text:style-name="Standard">-rwxrwxr-x <text:s/>1 webtoall www-data <text:s text:c="5"/>899 May <text:s/>3 13:27 phpunit.xml</text:p>
      <text:p text:style-name="Standard">-rwxrwxr-x <text:s/>1 webtoall www-data <text:s text:c="6"/>87 May <text:s/>3 13:27 phpspec.yml</text:p>
      <text:p text:style-name="Standard">-rwxrwxr-x <text:s/>1 webtoall www-data <text:s text:c="5"/>159 May <text:s/>3 13:27 package.json</text:p>
      <text:p text:style-name="Standard">drwxrwxr-x <text:s/>4 webtoall www-data <text:s text:c="4"/>4096 May <text:s/>3 13:27 images</text:p>
      <text:p text:style-name="Standard">drwxrwxr-x <text:s/>5 webtoall www-data <text:s text:c="4"/>4096 May <text:s/>3 13:27 resources</text:p>
      <text:p text:style-name="Standard">-rwxrwxr-x <text:s/>1 webtoall www-data <text:s text:c="4"/>1928 May <text:s/>3 13:27 readme.md</text:p>
      <text:p text:style-name="Standard">drwxrwxr-x <text:s/>2 webtoall www-data <text:s text:c="4"/>4096 May <text:s/>3 13:27 tests</text:p>
      <text:p text:style-name="Standard">-rwxrwxr-x <text:s/>1 webtoall www-data <text:s text:c="6"/>31 May <text:s/>3 13:27 start_server</text:p>
      <text:p text:style-name="Standard">-rwxrwxr-x <text:s/>1 webtoall www-data <text:s text:c="5"/>567 May <text:s/>3 13:27 server.php</text:p>
      <text:p text:style-name="Standard">-rw-rw-r-- <text:s/>1 webtoall webtoall <text:s text:c="2"/>179707 May <text:s/>3 14:40 composer.lock</text:p>
      <text:p text:style-name="Standard">drwxr-xr-x <text:s/>5 webtoall webtoall <text:s text:c="4"/>4096 May <text:s/>3 15:09 ..</text:p>
      <text:p text:style-name="Standard">drwxrwxr-x 49 webtoall www-data <text:s text:c="4"/>4096 May <text:s/>3 16:12 vendor</text:p>
      <text:p text:style-name="Standard">drwxrwxr-x <text:s/>5 webtoall www-data <text:s text:c="4"/>4096 May <text:s/>3 16:17 storage</text:p>
      <text:p text:style-name="Standard">-rw-rw-r-- <text:s/>1 webtoall webtoall <text:s text:c="4"/>2301 May <text:s/>4 10:21 .env</text:p>
      <text:p text:style-name="Standard">drwxr-xr-x <text:s/>4 webtoall webtoall <text:s text:c="4"/>4096 May <text:s/>4 12:38 SQL</text:p>
      <text:p text:style-name="Standard">-rw-r--r-- <text:s/>1 webtoall webtoall <text:s text:c="6"/>99 May <text:s/>4 12:38 .htaccess</text:p>
      <text:p text:style-name="Standard">-rwxr-xr-x <text:s/>1 webtoall webtoall <text:s text:c="5"/>169 May <text:s/>4 12:38 .gitignore</text:p>
      <text:p text:style-name="Standard">drwxrwxr-x <text:s/>4 webtoall www-data <text:s text:c="4"/>4096 May <text:s/>4 12:38 public</text:p>
      <text:p text:style-name="Standard"><text:soft-page-break/>drwxrwxr-x <text:s/>2 webtoall www-data <text:s text:c="4"/>4096 May <text:s/>4 12:44 config</text:p>
      <text:p text:style-name="Standard">-rwxr-xr-x <text:s/>1 webtoall webtoall <text:s text:c="4"/>1708 May <text:s/>4 12:44 composer.json</text:p>
      <text:p text:style-name="Standard">drwxrwxr-x 14 webtoall www-data <text:s text:c="4"/>4096 May <text:s/>4 12:44 .</text:p>
      <text:p text:style-name="Standard">drwxrwxr-x <text:s/>8 webtoall www-data <text:s text:c="4"/>4096 May 14 10:14 .git</text:p>
      <text:p text:style-name="Standard">-rw------- <text:s/>1 webtoall webtoall 35275912 May 14 10:18 nohup.out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* elfie-274-bo</text:p>
      <text:p text:style-name="Standard"><text:s text:c="2"/>feature_test</text:p>
      <text:p text:style-name="Standard"><text:s text:c="2"/>master</text:p>
      <text:p text:style-name="Standard"><text:s text:c="2"/>master_prod_bo</text:p>
      <text:p text:style-name="Standard">webtoall@webtoall-04:~/project/wanderfirstadmin$ cd /etc/</text:p>
      <text:p text:style-name="Standard">webtoall@webtoall-04:/etc$ ls</text:p>
      <text:p text:style-name="Standard">acpi <text:s text:c="19"/>debconf.conf <text:s text:c="8"/>hosts.allow <text:s text:c="5"/>machine-id <text:s text:c="10"/>pm <text:s text:c="22"/>skel</text:p>
      <text:p text:style-name="Standard">adduser.conf <text:s text:c="11"/>debian_version <text:s text:c="6"/>hosts.deny <text:s text:c="6"/>magic <text:s text:c="15"/>pnm2ppa.conf <text:s text:c="12"/>speech-dispatcher</text:p>
      <text:p text:style-name="Standard">alternatives <text:s text:c="11"/>default <text:s text:c="13"/>hp <text:s text:c="14"/>magic.mime <text:s text:c="10"/>polkit-1 <text:s text:c="16"/>ssh</text:p>
      <text:p text:style-name="Standard">anacrontab <text:s text:c="13"/>deluser.conf <text:s text:c="8"/>ifplugd <text:s text:c="9"/>mailcap <text:s text:c="13"/>popularity-contest.conf <text:s/>ssl</text:p>
      <text:p text:style-name="Standard">apache2 <text:s text:c="16"/>depmod.d <text:s text:c="12"/>ImageMagick-6 <text:s text:c="3"/>mailcap.order <text:s text:c="7"/>ppp <text:s text:c="21"/>subgid</text:p>
      <text:p text:style-name="Standard">apg.conf <text:s text:c="15"/>dhcp <text:s text:c="16"/>init <text:s text:c="12"/>manpath.config <text:s text:c="6"/>printcap <text:s text:c="16"/>subgid-</text:p>
      <text:p text:style-name="Standard">apm <text:s text:c="20"/>dictionaries-common <text:s/>init.d <text:s text:c="10"/>mime.types <text:s text:c="10"/>profile <text:s text:c="17"/>subuid</text:p>
      <text:p text:style-name="Standard">apparmor <text:s text:c="15"/>dpkg <text:s text:c="16"/>initramfs-tools <text:s/>mke2fs.conf <text:s text:c="9"/>profile.d <text:s text:c="15"/>subuid-</text:p>
      <text:p text:style-name="Standard">apparmor.d <text:s text:c="13"/>drirc <text:s text:c="15"/>inputrc <text:s text:c="9"/>modprobe.d <text:s text:c="10"/>protocols <text:s text:c="15"/>sudoers</text:p>
      <text:p text:style-name="Standard">apport <text:s text:c="17"/>emacs <text:s text:c="15"/>insserv.conf.d <text:s text:c="2"/>modules <text:s text:c="13"/>pulse <text:s text:c="19"/>sudoers.d</text:p>
      <text:p text:style-name="Standard">appstream.conf <text:s text:c="9"/>environment <text:s text:c="9"/>iproute2 <text:s text:c="8"/>modules-load.d <text:s text:c="6"/>python <text:s text:c="18"/>sysctl.conf</text:p>
      <text:p text:style-name="Standard">apt <text:s text:c="20"/>firefox <text:s text:c="13"/>issue <text:s text:c="11"/>mongod.conf <text:s text:c="9"/>python2.7 <text:s text:c="15"/>sysctl.d</text:p>
      <text:p text:style-name="Standard">avahi <text:s text:c="18"/>fonts <text:s text:c="15"/>issue.net <text:s text:c="7"/>mtab <text:s text:c="16"/>python3 <text:s text:c="17"/>systemd</text:p>
      <text:p text:style-name="Standard">bash.bashrc <text:s text:c="12"/>fstab <text:s text:c="15"/>kernel <text:s text:c="10"/>mtools.conf <text:s text:c="9"/>python3.6 <text:s text:c="15"/>terminfo</text:p>
      <text:p text:style-name="Standard">bash_completion <text:s text:c="8"/>fuse.conf <text:s text:c="11"/>kernel-img.conf <text:s/>mysql <text:s text:c="15"/>rc0.d <text:s text:c="19"/>thermald</text:p>
      <text:p text:style-name="Standard">bash_completion.d <text:s text:c="6"/>fwupd <text:s text:c="15"/>kerneloops.conf <text:s/>nanorc <text:s text:c="14"/>rc1.d <text:s text:c="19"/>thunderbird</text:p>
      <text:p text:style-name="Standard">bindresvport.blacklist <text:s/>gai.conf <text:s text:c="12"/>ldap <text:s text:c="12"/>netplan <text:s text:c="13"/>rc2.d <text:s text:c="19"/>timezone</text:p>
      <text:p text:style-name="Standard">binfmt.d <text:s text:c="15"/>gconf <text:s text:c="15"/>ld.so.cache <text:s text:c="5"/>network <text:s text:c="13"/>rc3.d <text:s text:c="19"/>tmpfiles.d</text:p>
      <text:p text:style-name="Standard">bluetooth <text:s text:c="14"/>gdb <text:s text:c="17"/>ld.so.conf <text:s text:c="6"/>networkd-dispatcher <text:s/>rc4.d <text:s text:c="19"/>ucf.conf</text:p>
      <text:p text:style-name="Standard">brlapi.key <text:s text:c="13"/>gdm3 <text:s text:c="16"/>ld.so.conf.d <text:s text:c="4"/>NetworkManager <text:s text:c="6"/>rc5.d <text:s text:c="19"/>udev</text:p>
      <text:p text:style-name="Standard">brltty <text:s text:c="17"/>geoclue <text:s text:c="13"/>legal <text:s text:c="11"/>networks <text:s text:c="12"/>rc6.d <text:s text:c="19"/>udisks2</text:p>
      <text:p text:style-name="Standard">brltty.conf <text:s text:c="12"/>ghostscript <text:s text:c="9"/>libao.conf <text:s text:c="6"/>newt <text:s text:c="16"/>rcS.d <text:s text:c="19"/>ufw</text:p>
      <text:p text:style-name="Standard">ca-certificates <text:s text:c="8"/>glvnd <text:s text:c="15"/>libaudit.conf <text:s text:c="3"/>nsswitch.conf <text:s text:c="7"/>resolvconf <text:s text:c="14"/>updatedb.conf</text:p>
      <text:p text:style-name="Standard">ca-certificates.conf <text:s text:c="3"/>gnome <text:s text:c="15"/>libblockdev <text:s text:c="5"/>ODBCDataSources <text:s text:c="5"/>resolv.conf <text:s text:c="13"/>update-manager</text:p>
      <text:p text:style-name="Standard">calendar <text:s text:c="15"/>groff <text:s text:c="15"/>libnl-3 <text:s text:c="9"/>odbc.ini <text:s text:c="12"/>rmt <text:s text:c="21"/>update-motd.d</text:p>
      <text:p text:style-name="Standard">chatscripts <text:s text:c="12"/>group <text:s text:c="15"/>libpaper.d <text:s text:c="6"/>odbcinst.ini <text:s text:c="8"/>rpc <text:s text:c="21"/>update-notifier</text:p>
      <text:p text:style-name="Standard">console-setup <text:s text:c="10"/>group- <text:s text:c="14"/>libreoffice <text:s text:c="5"/>opt <text:s text:c="17"/>rsyslog.conf <text:s text:c="12"/>UPower</text:p>
      <text:p text:style-name="Standard">cracklib <text:s text:c="15"/>grub.d <text:s text:c="14"/>lighttpd <text:s text:c="8"/>os-release <text:s text:c="10"/>rsyslog.d <text:s text:c="15"/>usb_modeswitch.conf</text:p>
      <text:p text:style-name="Standard">cron.d <text:s text:c="17"/>gshadow <text:s text:c="13"/>lintianrc <text:s text:c="7"/>PackageKit <text:s text:c="10"/>sane.d <text:s text:c="18"/>usb_modeswitch.d</text:p>
      <text:p text:style-name="Standard">cron.daily <text:s text:c="13"/>gshadow- <text:s text:c="12"/>locale.alias <text:s text:c="4"/>pam.conf <text:s text:c="12"/>securetty <text:s text:c="15"/>vdpau_wrapper.cfg</text:p>
      <text:p text:style-name="Standard"><text:soft-page-break/>cron.hourly <text:s text:c="12"/>gss <text:s text:c="17"/>locale.gen <text:s text:c="6"/>pam.d <text:s text:c="15"/>security <text:s text:c="16"/>vim</text:p>
      <text:p text:style-name="Standard">cron.monthly <text:s text:c="11"/>gtk-2.0 <text:s text:c="13"/>localtime <text:s text:c="7"/>papersize <text:s text:c="11"/>selinux <text:s text:c="17"/>vtrgb</text:p>
      <text:p text:style-name="Standard">crontab <text:s text:c="16"/>gtk-3.0 <text:s text:c="13"/>logcheck <text:s text:c="8"/>passwd <text:s text:c="14"/>sensors3.conf <text:s text:c="11"/>wgetrc</text:p>
      <text:p text:style-name="Standard">cron.weekly <text:s text:c="12"/>hdparm.conf <text:s text:c="9"/>login.defs <text:s text:c="6"/>passwd- <text:s text:c="13"/>sensors.d <text:s text:c="15"/>wpa_supplicant</text:p>
      <text:p text:style-name="Standard">cups <text:s text:c="19"/>host <text:s text:c="16"/>logrotate.conf <text:s text:c="2"/>pcmcia <text:s text:c="14"/>services <text:s text:c="16"/>X11</text:p>
      <text:p text:style-name="Standard">cupshelpers <text:s text:c="12"/>host.conf <text:s text:c="11"/>logrotate.d <text:s text:c="5"/>perl <text:s text:c="16"/>shadow <text:s text:c="18"/>xdg</text:p>
      <text:p text:style-name="Standard">dbus-1 <text:s text:c="17"/>hostname <text:s text:c="12"/>lsb-release <text:s text:c="5"/>php <text:s text:c="17"/>shadow- <text:s text:c="17"/>zsh_command_not_found</text:p>
      <text:p text:style-name="Standard">dconf <text:s text:c="18"/>hosts <text:s text:c="15"/>ltrace.conf <text:s text:c="5"/>pki <text:s text:c="17"/>shells</text:p>
      <text:p text:style-name="Standard">webtoall@webtoall-04:/etc$ cd /sysctl.conf</text:p>
      <text:p text:style-name="Standard">bash: cd: /sysctl.conf: No such file or directory</text:p>
      <text:p text:style-name="Standard">webtoall@webtoall-04:/etc$ vi /sysctl.conf</text:p>
      <text:p text:style-name="Standard">webtoall@webtoall-04:/etc$ cd</text:p>
      <text:p text:style-name="Standard">webtoall@webtoall-04:~$ cat /proc/sys/fs/inotify/max_user_watches</text:p>
      <text:p text:style-name="Standard">8192</text:p>
      <text:p text:style-name="Standard">webtoall@webtoall-04:~$ cd /home/webtoall/project/wanderfirstadmin/</text:p>
      <text:p text:style-name="Standard">webtoall@webtoall-04:~/project/wanderfirstadmin$ sudo vi /etc/sysctl.conf</text:p>
      <text:p text:style-name="Standard">[sudo] password for webtoall: </text:p>
      <text:p text:style-name="Standard">webtoall@webtoall-04:~/project/wanderfirstadmin$ sudo sysctl -p</text:p>
      <text:p text:style-name="Standard">fs.inotify.max_user_watches = 524288</text:p>
      <text:p text:style-name="Standard">webtoall@webtoall-04:~/project/wanderfirstadmin$ git status</text:p>
      <text:p text:style-name="Standard">On branch elfie-274-bo</text:p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app/Exceptions/Handler.php</text:p>
      <text:p text:style-name="Standard"><text:tab/>modified: <text:s text:c="2"/>app/Http/Controllers/UserManagement/UserController.php</text:p>
      <text:p text:style-name="Standard"><text:tab/>modified: <text:s text:c="2"/>app/Http/routes.php</text:p>
      <text:p text:style-name="Standard"><text:tab/>modified: <text:s text:c="2"/>composer.json</text:p>
      <text:p text:style-name="Standard"><text:tab/>modified: <text:s text:c="2"/>config/app.php</text:p>
      <text:p text:style-name="Standard"><text:tab/>modified: <text:s text:c="2"/>resources/views/master.blade.php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sources/views/usermanagement/auditlog.blade.php</text:p>
      <text:p text:style-name="Standard"/>
      <text:p text:style-name="Standard">no changes added to commit (use "git add" and/or "git commit -a")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* elfie-274-bo</text:p>
      <text:p text:style-name="Standard"><text:s text:c="2"/>feature_test</text:p>
      <text:p text:style-name="Standard"><text:s text:c="2"/>master</text:p>
      <text:p text:style-name="Standard"><text:s text:c="2"/>master_prod_bo</text:p>
      <text:p text:style-name="Standard">webtoall@webtoall-04:~/project/wanderfirstadmin$ git status</text:p>
      <text:p text:style-name="Standard">On branch elfie-274-bo</text:p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><text:soft-page-break/></text:p>
      <text:p text:style-name="Standard"><text:tab/>modified: <text:s text:c="2"/>app/Exceptions/Handler.php</text:p>
      <text:p text:style-name="Standard"><text:tab/>modified: <text:s text:c="2"/>app/Http/Controllers/UserManagement/UserController.php</text:p>
      <text:p text:style-name="Standard"><text:tab/>modified: <text:s text:c="2"/>app/Http/routes.php</text:p>
      <text:p text:style-name="Standard"><text:tab/>modified: <text:s text:c="2"/>composer.json</text:p>
      <text:p text:style-name="Standard"><text:tab/>modified: <text:s text:c="2"/>config/app.php</text:p>
      <text:p text:style-name="Standard"><text:tab/>modified: <text:s text:c="2"/>resources/views/master.blade.php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sources/views/usermanagement/auditlog.blade.php</text:p>
      <text:p text:style-name="Standard"/>
      <text:p text:style-name="Standard">no changes added to commit (use "git add" and/or "git commit -a")</text:p>
      <text:p text:style-name="Standard">webtoall@webtoall-04:~/project/wanderfirstadmin$ git commit </text:p>
      <text:p text:style-name="Standard"/>
      <text:p text:style-name="Standard">*** Please tell me who you are.</text:p>
      <text:p text:style-name="Standard"/>
      <text:p text:style-name="Standard">Run</text:p>
      <text:p text:style-name="Standard"/>
      <text:p text:style-name="Standard"><text:s text:c="2"/>git config --global user.email "you@example.com"</text:p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unable to auto-detect email address (got 'webtoall@webtoall-04.(none)')</text:p>
      <text:p text:style-name="Standard">webtoall@webtoall-04:~/project/wanderfirstadmin$ git status</text:p>
      <text:p text:style-name="Standard">On branch elfie-274-bo</text:p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app/Exceptions/Handler.php</text:p>
      <text:p text:style-name="Standard"><text:tab/>modified: <text:s text:c="2"/>app/Http/Controllers/UserManagement/UserController.php</text:p>
      <text:p text:style-name="Standard"><text:tab/>modified: <text:s text:c="2"/>app/Http/routes.php</text:p>
      <text:p text:style-name="Standard"><text:tab/>modified: <text:s text:c="2"/>composer.json</text:p>
      <text:p text:style-name="Standard"><text:tab/>modified: <text:s text:c="2"/>config/app.php</text:p>
      <text:p text:style-name="Standard"><text:tab/>modified: <text:s text:c="2"/>resources/views/master.blade.php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sources/views/usermanagement/auditlog.blade.php</text:p>
      <text:p text:style-name="Standard"/>
      <text:p text:style-name="Standard">no changes added to commit (use "git add" and/or "git commit -a")</text:p>
      <text:p text:style-name="Standard">webtoall@webtoall-04:~/project/wanderfirstadmin$ git config --global user.name "peter"</text:p>
      <text:p text:style-name="Standard">webtoall@webtoall-04:~/project/wanderfirstadmin$ git config --global user.email "developers@wanderfirst.com"</text:p>
      <text:p text:style-name="Standard">webtoall@webtoall-04:~/project/wanderfirstadmin$ git commit</text:p>
      <text:p text:style-name="Standard">On branch elfie-274-bo</text:p>
      <text:p text:style-name="Standard">Changes not staged for commit:</text:p>
      <text:p text:style-name="Standard"><text:soft-page-break/><text:tab/>modified: <text:s text:c="2"/>app/Exceptions/Handler.php</text:p>
      <text:p text:style-name="Standard"><text:tab/>modified: <text:s text:c="2"/>app/Http/Controllers/UserManagement/UserController.php</text:p>
      <text:p text:style-name="Standard"><text:tab/>modified: <text:s text:c="2"/>app/Http/routes.php</text:p>
      <text:p text:style-name="Standard"><text:tab/>modified: <text:s text:c="2"/>composer.json</text:p>
      <text:p text:style-name="Standard"><text:tab/>modified: <text:s text:c="2"/>config/app.php</text:p>
      <text:p text:style-name="Standard"><text:tab/>modified: <text:s text:c="2"/>resources/views/master.blade.php</text:p>
      <text:p text:style-name="Standard"/>
      <text:p text:style-name="Standard">Untracked files:</text:p>
      <text:p text:style-name="Standard"><text:tab/>resources/views/usermanagement/auditlog.blade.php</text:p>
      <text:p text:style-name="Standard"/>
      <text:p text:style-name="Standard">no changes added to commit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* elfie-274-bo</text:p>
      <text:p text:style-name="Standard"><text:s text:c="2"/>feature_test</text:p>
      <text:p text:style-name="Standard"><text:s text:c="2"/>master</text:p>
      <text:p text:style-name="Standard"><text:s text:c="2"/>master_prod_bo</text:p>
      <text:p text:style-name="Standard">webtoall@webtoall-04:~/project/wanderfirstadmin$ git fetch</text:p>
      <text:p text:style-name="Standard">Password for 'https://developerso2u2@bitbucket.org': </text:p>
      <text:p text:style-name="Standard">webtoall@webtoall-04:~/project/wanderfirstadmin$ git merge elfie-274-bo</text:p>
      <text:p text:style-name="Standard">Already up to date.</text:p>
      <text:p text:style-name="Standard">webtoall@webtoall-04:~/project/wanderfirstadmin$ git status</text:p>
      <text:p text:style-name="Standard">On branch elfie-274-bo</text:p>
      <text:p text:style-name="Standard">nothing to commit, working tree clean</text:p>
      <text:p text:style-name="Standard">webtoall@webtoall-04:~/project/wanderfirstadmin$ git checkout master_prod_bo</text:p>
      <text:p text:style-name="Standard">Switched to branch 'master_prod_bo'</text:p>
      <text:p text:style-name="Standard">webtoall@webtoall-04:~/project/wanderfirstadmin$ git pull</text:p>
      <text:p text:style-name="Standard">Password for 'https://developerso2u2@bitbucket.org': </text:p>
      <text:p text:style-name="Standard">There is no tracking information for the current branch.</text:p>
      <text:p text:style-name="Standard">Please specify which branch you want to merge with.</text:p>
      <text:p text:style-name="Standard">See git-pull(1) for details.</text:p>
      <text:p text:style-name="Standard"/>
      <text:p text:style-name="Standard"><text:s text:c="4"/>git pull &lt;remote&gt; &lt;branch&gt;</text:p>
      <text:p text:style-name="Standard"/>
      <text:p text:style-name="Standard">If you wish to set tracking information for this branch you can do so with:</text:p>
      <text:p text:style-name="Standard"/>
      <text:p text:style-name="Standard"><text:s text:c="4"/>git branch --set-upstream-to=origin/&lt;branch&gt; master_prod_bo</text:p>
      <text:p text:style-name="Standard"/>
      <text:p text:style-name="Standard">webtoall@webtoall-04:~/project/wanderfirstadmin$ git pull master_prod_bo</text:p>
      <text:p text:style-name="Standard">fatal: 'master_prod_bo' does not appear to be a git repository</text:p>
      <text:p text:style-name="Standard">fatal: Could not read from remote repository.</text:p>
      <text:p text:style-name="Standard"/>
      <text:p text:style-name="Standard">Please make sure you have the correct access rights</text:p>
      <text:p text:style-name="Standard">and the repository exists.</text:p>
      <text:p text:style-name="Standard">webtoall@webtoall-04:~/project/wanderfirstadmin$ git branch</text:p>
      <text:p text:style-name="Standard"><text:s text:c="2"/>checkout</text:p>
      <text:p text:style-name="Standard"><text:s text:c="2"/>elfie-266</text:p>
      <text:p text:style-name="Standard"><text:s text:c="2"/>elfie-274-bo</text:p>
      <text:p text:style-name="Standard"><text:s text:c="2"/>feature_test</text:p>
      <text:p text:style-name="Standard"><text:s text:c="2"/>master</text:p>
      <text:p text:style-name="Standard">* master_prod_bo</text:p>
      <text:p text:style-name="Standard"><text:soft-page-break/>webtoall@webtoall-04:~/project/wanderfirstadmin$ git fetch</text:p>
      <text:p text:style-name="Standard">Password for 'https://developerso2u2@bitbucket.org': </text:p>
      <text:p text:style-name="Standard">webtoall@webtoall-04:~/project/wanderfirstadmin$ git pull origin master_prod_bo</text:p>
      <text:p text:style-name="Standard">Password for 'https://developerso2u2@bitbucket.org': </text:p>
      <text:p text:style-name="Standard">From https://bitbucket.org/wander_first_dev/wanderfirstadmin</text:p>
      <text:p text:style-name="Standard"><text:s/>* branch <text:s text:c="13"/>master_prod_bo -&gt; FETCH_HEAD</text:p>
      <text:p text:style-name="Standard">Updating e4011855..4e17bcdb</text:p>
      <text:p text:style-name="Standard">Fast-forward</text:p>
      <text:p text:style-name="Standard"><text:s/>SQL/elfie-20190419-release.sql <text:s text:c="42"/>| <text:s/>98 +++++++++++++++++++</text:p>
      <text:p text:style-name="Standard"><text:s/>app/Http/Controllers/DealManagement/DealController.php <text:s text:c="18"/>| <text:s/>37 +++++++-</text:p>
      <text:p text:style-name="Standard"><text:s/>app/Http/Controllers/GroupTourController.php <text:s text:c="28"/>| <text:s/>46 +++++++--</text:p>
      <text:p text:style-name="Standard"><text:s/>app/Http/Controllers/MigrationController.php <text:s text:c="28"/>| 106 +++++++++++++++++----</text:p>
      <text:p text:style-name="Standard"><text:s/>app/Http/Controllers/PackageManagement/MiscController.php <text:s text:c="15"/>| <text:s/>80 ++++++++++++++++</text:p>
      <text:p text:style-name="Standard"><text:s/>app/Http/Controllers/PackageManagement/PackageController.php <text:s text:c="12"/>| <text:s/>67 +++++++++++--</text:p>
      <text:p text:style-name="Standard"><text:s/>app/Http/Controllers/SmsTemplateController.php <text:s text:c="26"/>| 152 ++++++++++++++++++++++++++++++</text:p>
      <text:p text:style-name="Standard"><text:s/>app/Http/Controllers/TransactionManagement/SalesController.php <text:s text:c="10"/>| <text:s/>30 +++++-</text:p>
      <text:p text:style-name="Standard"><text:s/>app/Http/Controllers/TransactionManagement/TransactionController.php <text:s text:c="4"/>| <text:s/>93 +++++++++++++++---</text:p>
      <text:p text:style-name="Standard"><text:s/>app/Http/Controllers/UserManagement/PermissionController.php <text:s text:c="12"/>| <text:s/>13 ++-</text:p>
      <text:p text:style-name="Standard"><text:s/>app/Http/routes.php <text:s text:c="53"/>| <text:s/>33 ++++++-</text:p>
      <text:p text:style-name="Standard"><text:s/>app/Jobs/ManualSmsJob.php <text:s text:c="47"/>| <text:s text:c="2"/>3 +-</text:p>
      <text:p text:style-name="Standard"><text:s/>app/Jobs/PaymentJob.php <text:s text:c="49"/>| <text:s/>21 ++++-</text:p>
      <text:p text:style-name="Standard"><text:s/>app/Jobs/SmsJob.php <text:s text:c="53"/>| <text:s text:c="2"/>8 +-</text:p>
      <text:p text:style-name="Standard"><text:s/>app/Models/DealLog.php <text:s text:c="50"/>| <text:s text:c="2"/>2 +</text:p>
      <text:p text:style-name="Standard"><text:s/>app/Models/FailedJobs.php <text:s text:c="47"/>| <text:s/>25 +++++</text:p>
      <text:p text:style-name="Standard"><text:s/>app/Models/FailedJobsBo.php <text:s text:c="45"/>| <text:s/>24 +++++</text:p>
      <text:p text:style-name="Standard"><text:s/>app/Models/Jobs.php <text:s text:c="53"/>| <text:s/>25 +++++</text:p>
      <text:p text:style-name="Standard"><text:s/>app/Models/JobsBo.php <text:s text:c="51"/>| <text:s/>23 +++++</text:p>
      <text:p text:style-name="Standard"><text:s/>app/Models/MongoDBModels/Package.php <text:s text:c="36"/>| <text:s text:c="2"/>4 +-</text:p>
      <text:p text:style-name="Standard"><text:s/>app/Models/SQLModels/SmsTemplate.php <text:s text:c="36"/>| <text:s text:c="2"/>4 +-</text:p>
      <text:p text:style-name="Standard"><text:s/>app/Models/ServiceJobs.php <text:s text:c="46"/>| <text:s/>27 ++++++</text:p>
      <text:p text:style-name="Standard"><text:s/>app/Models/TourMaster.php <text:s text:c="47"/>| <text:s text:c="2"/>4 +-</text:p>
      <text:p text:style-name="Standard"><text:s/>app/Services/ListingService.php <text:s text:c="41"/>| <text:s text:c="2"/>3 +-</text:p>
      <text:p text:style-name="Standard"><text:s/>app/Services/SmsService.php <text:s text:c="45"/>| <text:s/>67 +++++++++----</text:p>
      <text:p text:style-name="Standard"><text:s/>resources/views/accomodationManagement/accoPricingSummary.blade.php <text:s text:c="5"/>| <text:s text:c="2"/>2 +</text:p>
      <text:p text:style-name="Standard"><text:s/>resources/views/accomodationManagement/addAccomodationCategory.blade.php | <text:s/>12 +++</text:p>
      <text:p text:style-name="Standard"><text:s/>resources/views/accomodationManagement/addAccomodations.blade.php <text:s text:c="7"/>| <text:s/>13 +++</text:p>
      <text:p text:style-name="Standard"><text:s/>resources/views/accomodationManagement/editAccomodation.blade.php <text:s text:c="7"/>| <text:s/>21 ++++-</text:p>
      <text:p text:style-name="Standard"><text:s/>resources/views/accomodationManagement/listAccomodations.blade.php <text:s text:c="6"/>| <text:s text:c="2"/>2 +</text:p>
      <text:p text:style-name="Standard"><text:s/>resources/views/accomodationManagement/listSummery13.blade.php <text:s text:c="10"/>| <text:s text:c="2"/>1 +</text:p>
      <text:p text:style-name="Standard"><text:s/>resources/views/accomodationManagement/listSummeryEnqPackage.blade.php <text:s text:c="2"/>| <text:s text:c="2"/>2 +</text:p>
      <text:p text:style-name="Standard"><text:s/>resources/views/accomodationManagement/listSummeryTill.blade.php <text:s text:c="8"/>| <text:s text:c="2"/>1 +</text:p>
      <text:p text:style-name="Standard"><text:s/>resources/views/attractionManagement/addAttractions.blade.php <text:s text:c="11"/>| <text:s/>12 +++</text:p>
      <text:p text:style-name="Standard"><text:s/>resources/views/attractionManagement/editAttractions.blade.php <text:s text:c="10"/>| <text:s/>17 ++++</text:p>
      <text:p text:style-name="Standard"><text:s/>resources/views/attractionManagement/listAttractions.blade.php <text:s text:c="10"/>| <text:s text:c="2"/>1 +</text:p>
      <text:p text:style-name="Standard"><text:s/>resources/views/bannerManagement/addBanner.blade.php <text:s text:c="20"/>| <text:s/>12 +++</text:p>
      <text:p text:style-name="Standard"><text:s/>resources/views/bannerManagement/editBanner.blade.php <text:s text:c="19"/>| <text:s/>21 ++++-</text:p>
      <text:p text:style-name="Standard"><text:s/>resources/views/channelManagement/addChannel.blade.php <text:s text:c="18"/>| <text:s/>14 +++</text:p>
      <text:p text:style-name="Standard"><text:s/>resources/views/channelManagement/editChannel.blade.php <text:s text:c="17"/>| <text:s/>12 +++</text:p>
      <text:p text:style-name="Standard"><text:s/>resources/views/contentManagement/addHomeCategory.blade.php <text:s text:c="13"/>| <text:s/>15 +++</text:p>
      <text:p text:style-name="Standard"><text:soft-page-break/><text:s/>resources/views/contentManagement/addcontent.blade.php <text:s text:c="18"/>| <text:s/>12 +++</text:p>
      <text:p text:style-name="Standard"><text:s/>resources/views/contentManagement/addfaq.blade.php <text:s text:c="22"/>| <text:s/>13 +++</text:p>
      <text:p text:style-name="Standard"><text:s/>resources/views/contentManagement/editcontent.blade.php <text:s text:c="17"/>| <text:s/>14 +++</text:p>
      <text:p text:style-name="Standard"><text:s/>resources/views/contentManagement/editfaq.blade.php <text:s text:c="21"/>| <text:s/>14 +++</text:p>
      <text:p text:style-name="Standard"><text:s/>resources/views/couponManagement/addCoupon.blade.php <text:s text:c="20"/>| <text:s/>12 +++</text:p>
      <text:p text:style-name="Standard"><text:s/>resources/views/couponManagement/editCoupon.blade.php <text:s text:c="19"/>| <text:s/>14 +++</text:p>
      <text:p text:style-name="Standard"><text:s/>resources/views/couponManagement/listCoupon.blade.php <text:s text:c="19"/>| <text:s text:c="2"/>1 +</text:p>
      <text:p text:style-name="Standard"><text:s/>resources/views/currencyMaintenance/addCurrency.blade.php <text:s text:c="15"/>| <text:s/>14 +++</text:p>
      <text:p text:style-name="Standard"><text:s/>resources/views/currencyMaintenance/editCurrency.blade.php <text:s text:c="14"/>| <text:s/>13 +++</text:p>
      <text:p text:style-name="Standard"><text:s/>resources/views/currencyMaintenance/listCurrency.blade.php <text:s text:c="14"/>| <text:s text:c="2"/>1 +</text:p>
      <text:p text:style-name="Standard"><text:s/>resources/views/databaseMigration/listJobs.blade.php <text:s text:c="20"/>| 313 +++++++++++++++++++++++++++++++++++++++++++++++++++++++++++++</text:p>
      <text:p text:style-name="Standard"><text:s/>resources/views/databaseMigration/migrationLog.blade.php <text:s text:c="16"/>| <text:s/>19 +++-</text:p>
      <text:p text:style-name="Standard"><text:s/>resources/views/dealManagement/editDeal.blade.php <text:s text:c="23"/>| <text:s/>15 +++</text:p>
      <text:p text:style-name="Standard"><text:s/>resources/views/dealManagement/listDeals.blade.php <text:s text:c="22"/>| <text:s/>16 +++-</text:p>
      <text:p text:style-name="Standard"><text:s/>resources/views/dealManagement/viewDealLog.blade.php <text:s text:c="20"/>| 163 ++++++++++++++++++++++++++++++++</text:p>
      <text:p text:style-name="Standard"><text:s/>resources/views/feedbackManagement/configureFeedback.blade.php <text:s text:c="10"/>| <text:s/>20 ++++</text:p>
      <text:p text:style-name="Standard"><text:s/>resources/views/feedbackManagement/editFeedback.blade.php <text:s text:c="15"/>| <text:s/>16 ++++</text:p>
      <text:p text:style-name="Standard"><text:s/>resources/views/financeManagement/addFinanceTransactions.blade.php <text:s text:c="6"/>| <text:s/>15 +++</text:p>
      <text:p text:style-name="Standard"><text:s/>resources/views/financeManagement/listFinanceTransactions.blade.php <text:s text:c="5"/>| <text:s text:c="2"/>1 +</text:p>
      <text:p text:style-name="Standard"><text:s/>resources/views/groupTour/addBooking.blade.php <text:s text:c="26"/>| <text:s/>23 +++++</text:p>
      <text:p text:style-name="Standard"><text:s/>resources/views/groupTour/addWhitelist.blade.php <text:s text:c="24"/>| <text:s/>16 +++-</text:p>
      <text:p text:style-name="Standard"><text:s/>resources/views/groupTour/editWhitelist.blade.php <text:s text:c="23"/>| <text:s/>12 +++</text:p>
      <text:p text:style-name="Standard"><text:s/>resources/views/houseboatManagement/listRemainingHouseboat.blade.php <text:s text:c="4"/>| <text:s/>14 +++</text:p>
      <text:p text:style-name="Standard"><text:s/>resources/views/houseboatManagement/listWanderfirstBookings.blade.php <text:s text:c="3"/>| <text:s text:c="2"/>2 +</text:p>
      <text:p text:style-name="Standard"><text:s/>resources/views/houseboatManagement/roomAvailability.blade.php <text:s text:c="10"/>| <text:s/>14 +++</text:p>
      <text:p text:style-name="Standard"><text:s/>resources/views/invite.blade.php <text:s text:c="40"/>| <text:s/>13 +++</text:p>
      <text:p text:style-name="Standard"><text:s/>resources/views/locationManagement/addCountry.blade.php <text:s text:c="17"/>| <text:s/>12 +++</text:p>
      <text:p text:style-name="Standard"><text:s/>resources/views/locationManagement/addLocations.blade.php <text:s text:c="15"/>| <text:s/>14 +++</text:p>
      <text:p text:style-name="Standard"><text:s/>resources/views/locationManagement/addState.blade.php <text:s text:c="19"/>| <text:s/>13 +++</text:p>
      <text:p text:style-name="Standard"><text:s/>resources/views/locationManagement/editLocations.blade.php <text:s text:c="14"/>| <text:s/>15 +++</text:p>
      <text:p text:style-name="Standard"><text:s/>resources/views/locationManagement/listCountries.blade.php <text:s text:c="14"/>| <text:s text:c="2"/>2 +</text:p>
      <text:p text:style-name="Standard"><text:s/>resources/views/locationManagement/listLocations.blade.php <text:s text:c="14"/>| <text:s text:c="2"/>1 +</text:p>
      <text:p text:style-name="Standard"><text:s/>resources/views/locationManagement/listStates.blade.php <text:s text:c="17"/>| <text:s text:c="2"/>1 +</text:p>
      <text:p text:style-name="Standard"><text:s/>resources/views/locationManagement/sublocdatatable.blade.php <text:s text:c="12"/>| <text:s text:c="2"/>5 +</text:p>
      <text:p text:style-name="Standard"><text:s/>resources/views/logManagement/emaillog.blade.php <text:s text:c="24"/>| <text:s text:c="2"/>2 +</text:p>
      <text:p text:style-name="Standard"><text:s/>resources/views/logManagement/freshdesklog.blade.php <text:s text:c="20"/>| <text:s text:c="2"/>2 +</text:p>
      <text:p text:style-name="Standard"><text:s/>resources/views/logManagement/smslog.blade.php <text:s text:c="26"/>| <text:s text:c="2"/>2 +</text:p>
      <text:p text:style-name="Standard"><text:s/>resources/views/master.blade.php <text:s text:c="40"/>| <text:s/>54 ++++++++++-</text:p>
      <text:p text:style-name="Standard"><text:s/>resources/views/mediaLibraryManagement/addImage.blade.php <text:s text:c="15"/>| <text:s/>15 +++</text:p>
      <text:p text:style-name="Standard"><text:s/>resources/views/mediaLibraryManagement/editImage.blade.php <text:s text:c="14"/>| <text:s/>13 +++</text:p>
      <text:p text:style-name="Standard"><text:s/>resources/views/mediaLibraryManagement/listImages.blade.php <text:s text:c="13"/>| <text:s text:c="2"/>1 +</text:p>
      <text:p text:style-name="Standard"><text:s/>resources/views/miscManagement/addMisc.blade.php <text:s text:c="24"/>| <text:s/>17 ++++</text:p>
      <text:p text:style-name="Standard"><text:s/>resources/views/miscManagement/editMisc.blade.php <text:s text:c="23"/>| <text:s/>15 +++</text:p>
      <text:p text:style-name="Standard"><text:s/>resources/views/miscManagement/listPartnerMisc.blade.php <text:s text:c="16"/>| 212 +++++++++++++++++++++++++++++++++++++++++</text:p>
      <text:p text:style-name="Standard"><text:s/>resources/views/miscManagement/miscpricedatatable.blade.php <text:s text:c="13"/>| <text:s/>20 +++-</text:p>
      <text:p text:style-name="Standard"><text:s/>resources/views/packageManagement/addPackages.blade.php <text:s text:c="17"/>| <text:s/>47 +++++++++-</text:p>
      <text:p text:style-name="Standard"><text:s/>resources/views/packageManagement/editPackage.blade.php <text:s text:c="17"/>| <text:s/>49 +++++++++-</text:p>
      <text:p text:style-name="Standard"><text:s/>resources/views/packageManagement/listPackages.blade.php <text:s text:c="16"/>| <text:s text:c="2"/>1 +</text:p>
      <text:p text:style-name="Standard"><text:s/>resources/views/packageManagement/listTourItineraries.blade.php <text:s text:c="9"/>| <text:s text:c="2"/>1 +</text:p>
      <text:p text:style-name="Standard"><text:soft-page-break/><text:s/>resources/views/paymentGatewayManagement/addGateway.blade.php <text:s text:c="11"/>| <text:s/>20 ++++</text:p>
      <text:p text:style-name="Standard"><text:s/>resources/views/paymentGatewayManagement/editGateway.blade.php <text:s text:c="10"/>| <text:s/>21 +++++</text:p>
      <text:p text:style-name="Standard"><text:s/>resources/views/seoManagement/addSearchinfoScreen.blade.php <text:s text:c="13"/>| <text:s/>14 +++</text:p>
      <text:p text:style-name="Standard"><text:s/>resources/views/seoManagement/addSeoGenericScreen.blade.php <text:s text:c="13"/>| <text:s/>14 +++</text:p>
      <text:p text:style-name="Standard"><text:s/>resources/views/smsTemplate/addSmsTemplate.blade.php <text:s text:c="20"/>| 142 ++++++++++++++++++++++++++++</text:p>
      <text:p text:style-name="Standard"><text:s/>resources/views/smsTemplate/editSmsTemplate.blade.php <text:s text:c="19"/>| 209 +++++++++++++++++++++++++++++++++++++++++</text:p>
      <text:p text:style-name="Standard"><text:s/>resources/views/smsTemplate/listSmsTemplate.blade.php <text:s text:c="19"/>| 258 ++++++++++++++++++++++++++++++++++++++++++++++++++</text:p>
      <text:p text:style-name="Standard"><text:s/>resources/views/storeManagement/addStore.blade.php <text:s text:c="22"/>| <text:s/>13 +++</text:p>
      <text:p text:style-name="Standard"><text:s/>resources/views/storeManagement/editBusinessParameters.blade.php <text:s text:c="8"/>| <text:s/>12 +++</text:p>
      <text:p text:style-name="Standard"><text:s/>resources/views/storeManagement/editStore.blade.php <text:s text:c="21"/>| <text:s/>13 +++</text:p>
      <text:p text:style-name="Standard"><text:s/>resources/views/storeManagement/editfinancialParameters.blade.php <text:s text:c="7"/>| <text:s/>14 +++</text:p>
      <text:p text:style-name="Standard"><text:s/>resources/views/storeManagement/edittourdefaultParameters.blade.php <text:s text:c="5"/>| <text:s/>13 +++</text:p>
      <text:p text:style-name="Standard"><text:s/>resources/views/storeManagement/webcustomisation.blade.php <text:s text:c="14"/>| <text:s/>13 +++</text:p>
      <text:p text:style-name="Standard"><text:s/>resources/views/transactionManagement/PurchaseForm.blade.php <text:s text:c="12"/>| <text:s text:c="2"/>9 ++</text:p>
      <text:p text:style-name="Standard"><text:s/>resources/views/transactionManagement/editTransactionPackage.blade.php <text:s text:c="2"/>| <text:s/>14 +++</text:p>
      <text:p text:style-name="Standard"><text:s/>resources/views/transactionManagement/salesSharedDealList.blade.php <text:s text:c="5"/>| <text:s text:c="2"/>2 +</text:p>
      <text:p text:style-name="Standard"><text:s/>resources/views/transactionManagement/salesSharedTourList.blade.php <text:s text:c="5"/>| <text:s text:c="2"/>2 +</text:p>
      <text:p text:style-name="Standard"><text:s/>resources/views/transactionManagement/userListTransactions.blade.php <text:s text:c="4"/>| <text:s/>16 ++++</text:p>
      <text:p text:style-name="Standard"><text:s/>resources/views/transactionManagement/vendorListTransactions.blade.php <text:s text:c="2"/>| <text:s text:c="2"/>1 +</text:p>
      <text:p text:style-name="Standard"><text:s/>resources/views/transportationManagement/addDriver.blade.php <text:s text:c="12"/>| <text:s/>13 +++</text:p>
      <text:p text:style-name="Standard"><text:s/>resources/views/transportationManagement/addTransportations.blade.php <text:s text:c="3"/>| <text:s/>13 +++</text:p>
      <text:p text:style-name="Standard"><text:s/>resources/views/transportationManagement/editDriver.blade.php <text:s text:c="11"/>| <text:s/>15 +++</text:p>
      <text:p text:style-name="Standard"><text:s/>resources/views/transportationManagement/editTransportations.blade.php <text:s text:c="2"/>| <text:s/>14 +++</text:p>
      <text:p text:style-name="Standard"><text:s/>resources/views/transportationManagement/listDrivers.blade.php <text:s text:c="10"/>| <text:s text:c="2"/>2 +</text:p>
      <text:p text:style-name="Standard"><text:s/>resources/views/transportationManagement/listTransportations.blade.php <text:s text:c="2"/>| <text:s text:c="2"/>1 +</text:p>
      <text:p text:style-name="Standard"><text:s/>resources/views/usermanagement/addcustomer.blade.php <text:s text:c="20"/>| <text:s/>12 +++</text:p>
      <text:p text:style-name="Standard"><text:s/>resources/views/usermanagement/addgroup.blade.php <text:s text:c="23"/>| <text:s/>13 +++</text:p>
      <text:p text:style-name="Standard"><text:s/>resources/views/usermanagement/addpermission.blade.php <text:s text:c="18"/>| <text:s/>13 +++</text:p>
      <text:p text:style-name="Standard"><text:s/>resources/views/usermanagement/addrole.blade.php <text:s text:c="24"/>| <text:s/>12 +++</text:p>
      <text:p text:style-name="Standard"><text:s/>resources/views/usermanagement/adduser.blade.php <text:s text:c="24"/>| <text:s/>13 +++</text:p>
      <text:p text:style-name="Standard"><text:s/>resources/views/usermanagement/customerusers.blade.php <text:s text:c="18"/>| <text:s text:c="2"/>3 +</text:p>
      <text:p text:style-name="Standard"><text:s/>resources/views/usermanagement/editCustomerDetails.blade.php <text:s text:c="12"/>| <text:s/>13 +++</text:p>
      <text:p text:style-name="Standard"><text:s/>resources/views/usermanagement/editgroup.blade.php <text:s text:c="22"/>| <text:s/>13 +++</text:p>
      <text:p text:style-name="Standard"><text:s/>resources/views/usermanagement/editpermission.blade.php <text:s text:c="17"/>| <text:s/>12 +++</text:p>
      <text:p text:style-name="Standard"><text:s/>resources/views/usermanagement/editrole.blade.php <text:s text:c="23"/>| <text:s/>12 +++</text:p>
      <text:p text:style-name="Standard"><text:s/>resources/views/usermanagement/editscreenname.blade.php <text:s text:c="17"/>| <text:s/>12 +++</text:p>
      <text:p text:style-name="Standard"><text:s/>resources/views/usermanagement/edituser.blade.php <text:s text:c="23"/>| <text:s/>13 +++</text:p>
      <text:p text:style-name="Standard"><text:s/>resources/views/usermanagement/screenname.blade.php <text:s text:c="21"/>| <text:s/>22 ++++-</text:p>
      <text:p text:style-name="Standard"><text:s/>resources/views/vendorManagement/addPartnershipDetails.blade.php <text:s text:c="8"/>| <text:s/>14 +++</text:p>
      <text:p text:style-name="Standard"><text:s/>resources/views/vendorManagement/addVendors.blade.php <text:s text:c="19"/>| <text:s/>15 +++</text:p>
      <text:p text:style-name="Standard"><text:s/>resources/views/vendorManagement/adduser.blade.php <text:s text:c="22"/>| <text:s/>13 +++</text:p>
      <text:p text:style-name="Standard"><text:s/>resources/views/vendorManagement/editPartnership.blade.php <text:s text:c="14"/>| <text:s/>14 +++</text:p>
      <text:p text:style-name="Standard"><text:s/>resources/views/vendorManagement/editVendors.blade.php <text:s text:c="18"/>| <text:s/>12 +++</text:p>
      <text:p text:style-name="Standard"><text:s/>resources/views/vendorManagement/edituser.blade.php <text:s text:c="21"/>| <text:s/>12 +++</text:p>
      <text:p text:style-name="Standard"><text:s/>134 files changed, 3446 insertions(+), 102 deletions(-)</text:p>
      <text:p text:style-name="Standard"><text:s/>create mode 100644 SQL/elfie-20190419-release.sql</text:p>
      <text:p text:style-name="Standard"><text:s/>create mode 100644 app/Http/Controllers/SmsTemplateController.php</text:p>
      <text:p text:style-name="Standard"><text:s/>create mode 100644 app/Models/FailedJobs.php</text:p>
      <text:p text:style-name="Standard"><text:s/>create mode 100644 app/Models/FailedJobsBo.php</text:p>
      <text:p text:style-name="Standard"><text:soft-page-break/><text:s/>create mode 100644 app/Models/Jobs.php</text:p>
      <text:p text:style-name="Standard"><text:s/>create mode 100644 app/Models/JobsBo.php</text:p>
      <text:p text:style-name="Standard"><text:s/>create mode 100644 app/Models/ServiceJobs.php</text:p>
      <text:p text:style-name="Standard"><text:s/>create mode 100644 resources/views/databaseMigration/listJobs.blade.php</text:p>
      <text:p text:style-name="Standard"><text:s/>create mode 100644 resources/views/dealManagement/viewDealLog.blade.php</text:p>
      <text:p text:style-name="Standard"><text:s/>create mode 100644 resources/views/miscManagement/listPartnerMisc.blade.php</text:p>
      <text:p text:style-name="Standard"><text:s/>create mode 100644 resources/views/smsTemplate/addSmsTemplate.blade.php</text:p>
      <text:p text:style-name="Standard"><text:s/>create mode 100644 resources/views/smsTemplate/editSmsTemplate.blade.php</text:p>
      <text:p text:style-name="Standard"><text:s/>create mode 100644 resources/views/smsTemplate/listSmsTemplate.blade.php</text:p>
      <text:p text:style-name="Standard">webtoall@webtoall-04:~/project/wanderfirstadmin$ ^C</text:p>
      <text:p text:style-name="Standard">webtoall@webtoall-04:~/project/wanderfirstadmi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57:38.985483247</meta:creation-date>
    <dc:date>2019-05-14T18:58:13.867180790</dc:date>
    <meta:editing-duration>PT38S</meta:editing-duration>
    <meta:editing-cycles>1</meta:editing-cycles>
    <meta:document-statistic meta:table-count="0" meta:image-count="0" meta:object-count="0" meta:page-count="14" meta:paragraph-count="619" meta:word-count="3275" meta:character-count="38085" meta:non-whitespace-character-count="28969"/>
    <meta:generator>LibreOffice/6.0.7.3$Linux_X86_64 LibreOffice_project/00m0$Build-3</meta:generator>
  </office:meta>
</office:document-meta>
</file>